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ZAÑEDO CABRERA, MARYOLY FRANCHES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3613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25642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ZAÑEDO CABRERA, MARYOLY FRANCHES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361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 256 4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06044012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997233</text:p>
          </table:table-cell>
          <table:table-cell table:style-name="Tabla2.D3" office:value-type="string">
            <text:p text:style-name="P23">2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20:20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